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JmsException.UncategorizedJm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JmsException.UncategorizedJms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JmsException.UncategorizedJm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